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text-properties officeooo:paragraph-rsid="00141cc1"/>
    </style:style>
    <style:style style:name="P4" style:family="paragraph" style:parent-style-name="List_20_Paragraph" style:list-style-name="WWNum1" style:master-page-name="">
      <loext:graphic-properties draw:fill="none"/>
      <style:paragraph-properties fo:margin-left="0.101cm" fo:margin-right="0cm" fo:margin-top="0cm" fo:margin-bottom="0.282cm" style:contextual-spacing="tru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fo:font-size="15pt" style:font-size-asian="15pt" style:font-size-complex="15pt"/>
    </style:style>
    <style:style style:name="P5" style:family="paragraph" style:parent-style-name="List_20_Paragraph" style:list-style-name="WWNum1">
      <style:text-properties fo:font-size="15pt" style:font-size-asian="15pt" style:font-size-complex="15pt"/>
    </style:style>
    <style:style style:name="P6" style:family="paragraph" style:parent-style-name="List_20_Paragraph" style:list-style-name="WWNum2">
      <style:text-properties fo:font-size="15pt" style:font-size-asian="15pt" style:font-size-complex="15pt"/>
    </style:style>
    <style:style style:name="P7" style:family="paragraph" style:parent-style-name="List_20_Paragraph" style:list-style-name="WWNum1">
      <style:text-properties fo:font-size="13pt" style:font-size-asian="13pt" style:font-size-complex="13pt"/>
    </style:style>
    <style:style style:name="P8" style:family="paragraph" style:parent-style-name="List_20_Paragraph" style:list-style-name="WWNum1">
      <style:text-properties fo:font-size="13pt" officeooo:paragraph-rsid="00141cc1" style:font-size-asian="13pt" style:font-size-complex="13pt"/>
    </style:style>
    <style:style style:name="P9" style:family="paragraph" style:parent-style-name="Standard">
      <style:paragraph-properties fo:text-align="center" style:justify-single-word="false"/>
      <style:text-properties fo:font-size="25pt" style:font-size-asian="25pt" style:font-size-complex="25pt"/>
    </style:style>
    <style:style style:name="P10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break-before="page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141cc1" style:font-size-asian="20pt" style:font-weight-asian="bold" style:font-size-complex="20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officeooo:rsid="0010fdd1" style:font-size-asian="13pt" style:font-size-complex="13pt"/>
    </style:style>
    <style:style style:name="T6" style:family="text">
      <style:text-properties fo:font-size="13pt" officeooo:rsid="00141cc1" style:font-size-asian="13pt" style:font-size-complex="13pt"/>
    </style:style>
    <style:style style:name="T7" style:family="text">
      <style:text-properties fo:font-size="13pt" fo:font-weight="bold" officeooo:rsid="00141cc1" style:font-size-asian="13pt" style:font-weight-asian="bold" style:font-size-complex="13pt" style:font-weight-complex="bold"/>
    </style:style>
    <style:style style:name="T8" style:family="text">
      <style:text-properties fo:font-size="13pt" fo:font-weight="bold" officeooo:rsid="0010fdd1" style:font-size-asian="13pt" style:font-weight-asian="bold" style:font-size-complex="13pt" style:font-weight-complex="bold"/>
    </style:style>
    <style:style style:name="T9" style:family="text">
      <style:text-properties fo:color="#c9211e" loext:opacity="100%" fo:font-size="15pt" style:font-size-asian="15pt" style:font-size-complex="15pt"/>
    </style:style>
    <style:style style:name="T10" style:family="text">
      <style:text-properties fo:color="#c9211e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c9211e" loext:opacity="100%" fo:font-size="15pt" fo:font-weight="bold" officeooo:rsid="0010fdd1" style:font-size-asian="15pt" style:font-weight-asian="bold" style:font-size-complex="15pt" style:font-weight-complex="bold"/>
    </style:style>
    <style:style style:name="T12" style:family="text">
      <style:text-properties officeooo:rsid="00141cc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41cc1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JS Project Requirements</text:p>
      <text:p text:style-name="P10">E-Commerce:</text:p>
      <text:list xml:id="list3300949637" text:style-name="WWNum1">
        <text:list-item>
          <text:p text:style-name="P4">System Should include 2 types of users (Admin, Customer).</text:p>
        </text:list-item>
        <text:list-item>
          <text:p text:style-name="P2"><text:span text:style-name="T3">Both users can Login and register</text:span><text:span text:style-name="T2">[Done]</text:span></text:p>
          <text:list>
            <text:list-item>
              <text:p text:style-name="P7">Validation in all fields should be included</text:p>
            </text:list-item>
            <text:list-item>
              <text:p text:style-name="P7">Error messages should be clear to user</text:p>
            </text:list-item>
            <text:list-item>
              <text:p text:style-name="P7">Logout should be included</text:p>
            </text:list-item>
          </text:list>
        </text:list-item>
        <text:list-item>
          <text:p text:style-name="P5">Product to be used in the system should at least contain the following properties:</text:p>
          <text:list>
            <text:list-item>
              <text:p text:style-name="P2"><text:span text:style-name="T4">ID -</text:span><text:span text:style-name="T5">done</text:span></text:p>
            </text:list-item>
            <text:list-item>
              <text:p text:style-name="P2"><text:span text:style-name="T4">Name </text:span><text:span text:style-name="T5">ff</text:span></text:p>
            </text:list-item>
            <text:list-item>
              <text:p text:style-name="P7">Image</text:p>
            </text:list-item>
            <text:list-item>
              <text:p text:style-name="P7">Category</text:p>
            </text:list-item>
            <text:list-item>
              <text:p text:style-name="P7">Price</text:p>
            </text:list-item>
            <text:list-item>
              <text:p text:style-name="P7">Description</text:p>
            </text:list-item>
            <text:list-item>
              <text:p text:style-name="P2"><text:span text:style-name="T4">Stock Quantity </text:span><text:span text:style-name="T7">[done]</text:span></text:p>
            </text:list-item>
          </text:list>
        </text:list-item>
        <text:list-item>
          <text:p text:style-name="P5">Admin can do the following:==&gt;3</text:p>
          <text:list>
            <text:list-item>
              <text:p text:style-name="P8">Full CRUD operation on Product (validation included)<text:span text:style-name="T10">xx-&gt;</text:span></text:p>
            </text:list-item>
            <text:list-item>
              <text:p text:style-name="P8">Full CRUD operation on Category (validation included)</text:p>
            </text:list-item>
            <text:list-item>
              <text:p text:style-name="P7">Confirm/Reject customer orders<text:span text:style-name="T13"> </text:span><text:span text:style-name="T14">[done]</text:span></text:p>
            </text:list-item>
            <text:list-item>
              <text:p text:style-name="P7">See all orders <text:span text:style-name="T14">[done]</text:span></text:p>
            </text:list-item>
          </text:list>
        </text:list-item>
        <text:list-item>
          <text:p text:style-name="P5">Customer can do the following:</text:p>
          <text:list>
            <text:list-item>
              <text:p text:style-name="P3"><text:span text:style-name="T4">View Products (Filtration included)</text:span><text:span text:style-name="T5">==&gt;</text:span><text:span text:style-name="T7">[done]</text:span></text:p>
            </text:list-item>
            <text:list-item>
              <text:p text:style-name="P3"><text:span text:style-name="T4">Wish List for Products (Can Use Local Storage of Cookies)</text:span><text:span text:style-name="T5">==&gt;</text:span><text:span text:style-name="T11">xx</text:span></text:p>
            </text:list-item>
            <text:list-item>
              <text:p text:style-name="P3"><text:span text:style-name="T4">Shopping cart for Products</text:span><text:span text:style-name="T5">==&gt;</text:span><text:span text:style-name="T7">[done]</text:span></text:p>
            </text:list-item>
            <text:list-item>
              <text:p text:style-name="P3"><text:span text:style-name="T4">Placing order (order is pending until Admin confirms or rejects it)</text:span><text:span text:style-name="T5">==&gt;</text:span><text:span text:style-name="T7">[done]</text:span></text:p>
            </text:list-item>
            <text:list-item>
              <text:p text:style-name="P8">See previous orders=&gt;<text:span text:style-name="T14">[done]</text:span></text:p>
            </text:list-item>
          </text:list>
        </text:list-item>
        <text:list-item>
          <text:p text:style-name="P5">You can use Local Storage as your Database or use Firebase Realtime Database</text:p>
        </text:list-item>
        <text:list-item>
          <text:p text:style-name="P5">Upload your Project to GitHub</text:p>
        </text:list-item>
        <text:list-item>
          <text:p text:style-name="P5">No themes Allowed</text:p>
        </text:list-item>
        <text:list-item>
          <text:p text:style-name="P5">Interface should be acceptable (Colors, Fonts, etc.)</text:p>
        </text:list-item>
      </text:list>
      <text:p text:style-name="P1"/>
      <text:p text:style-name="P1"/>
      <text:p text:style-name="P11">Bonus:</text:p>
      <text:list xml:id="list1802523943" text:style-name="WWNum2">
        <text:list-item>
          <text:p text:style-name="P6">PayPal sand box for implementing order payment</text:p>
        </text:list-item>
        <text:list-item>
          <text:p text:style-name="P6">Feedback and rating for products</text:p>
        </text:list-item>
        <text:list-item>
          <text:p text:style-name="P6">Returning order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5pt" fo:font-weight="normal" style:font-size-asian="15pt" style:font-weight-asian="normal" style:font-size-complex="15pt" style:font-weight-complex="normal"/>
    </style:style>
    <style:style style:name="ListLabel_20_2" style:display-name="ListLabel 2" style:family="text">
      <style:text-properties fo:font-size="13pt" fo:font-weight="normal" style:font-size-asian="13pt" style:font-weight-asian="normal" style:font-size-complex="13pt" style:font-weight-complex="normal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847cm" fo:margin-bottom="0.847cm" fo:margin-left="0.847cm" fo:margin-right="0.847cm" fo:border="0.51pt solid #000000" fo:padding="0.406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847cm" fo:margin-bottom="0.847cm" fo:margin-left="0.847cm" fo:margin-right="0.847cm" fo:border="0.51pt solid #000000" fo:padding="1.13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rihan Mohamed</meta:initial-creator>
    <meta:editing-cycles>10</meta:editing-cycles>
    <meta:creation-date>2023-12-02T09:05:00</meta:creation-date>
    <dc:date>2023-12-19T23:58:06.238338262</dc:date>
    <meta:editing-duration>PT2H7M38S</meta:editing-duration>
    <meta:generator>LibreOffice/7.3.7.2$Linux_X86_64 LibreOffice_project/30$Build-2</meta:generator>
    <meta:document-statistic meta:table-count="0" meta:image-count="0" meta:object-count="0" meta:page-count="2" meta:paragraph-count="34" meta:word-count="200" meta:character-count="1191" meta:non-whitespace-character-count="1056"/>
    <meta:user-defined meta:name="AppVersion">16.0000</meta:user-defined>
    <meta:template xlink:type="simple" xlink:actuate="onRequest" xlink:title="Normal.dotm" xlink:href=""/>
  </office:meta>
</office:document-meta>
</file>